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楷体_GB2312" svg:font-family="楷体_GB2312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6.999cm" table:align="margins"/>
    </style:style>
    <style:style style:name="表格1.A" style:family="table-column">
      <style:table-column-properties style:column-width="3.399cm" style:rel-column-width="13107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E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.A3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表格2" style:family="table">
      <style:table-properties style:width="16.999cm" table:align="margins"/>
    </style:style>
    <style:style style:name="表格2.A" style:family="table-column">
      <style:table-column-properties style:column-width="3.399cm" style:rel-column-width="13107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E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Standard">
      <style:text-properties style:language-asian="zh" style:country-asian="CN"/>
    </style:style>
    <style:style style:name="P3" style:family="paragraph" style:parent-style-name="Standard">
      <style:text-properties fo:font-weight="bold" style:font-name-asian="楷体_GB2312" style:language-asian="zh" style:country-asian="CN" style:font-weight-asian="bold" style:font-weight-complex="bold"/>
    </style:style>
    <style:style style:name="P4" style:family="paragraph" style:parent-style-name="Standard">
      <style:text-properties style:font-name="楷体_GB2312" fo:font-weight="bold" style:font-name-asian="楷体_GB2312" style:language-asian="zh" style:country-asian="CN" style:font-weight-asian="bold" style:font-weight-complex="bold"/>
    </style:style>
    <style:style style:name="P5" style:family="paragraph" style:parent-style-name="Text_20_body">
      <style:text-properties style:language-asian="zh" style:country-asian="CN"/>
    </style:style>
    <style:style style:name="T1" style:family="text">
      <style:text-properties style:language-asian="zh" style:country-asian="C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P5">命令<text:span text:style-name="T1">包</text:span></text:p>
      <table:table table:name="表格1" table:style-name="表格1">
        <table:table-column table:style-name="表格1.A" table:number-columns-repeated="5"/>
        <table:table-row>
          <table:table-cell table:style-name="表格1.A1" office:value-type="string">
            <text:p text:style-name="Table_20_Contents">Offset</text:p>
          </table:table-cell>
          <table:table-cell table:style-name="表格1.A1" office:value-type="string">
            <text:p text:style-name="Table_20_Contents">Size</text:p>
          </table:table-cell>
          <table:table-cell table:style-name="表格1.A1" office:value-type="string">
            <text:p text:style-name="Table_20_Contents">Field</text:p>
          </table:table-cell>
          <table:table-cell table:style-name="表格1.A1" office:value-type="string">
            <text:p text:style-name="Table_20_Contents">Value</text:p>
          </table:table-cell>
          <table:table-cell table:style-name="表格1.E1" office:value-type="string">
            <text:p text:style-name="Table_20_Contents">Description</text:p>
          </table:table-cell>
        </table:table-row>
        <table:table-row>
          <table:table-cell table:style-name="表格1.A2" office:value-type="string">
            <text:p text:style-name="Table_20_Contents">0</text:p>
          </table:table-cell>
          <table:table-cell table:style-name="表格1.A2" office:value-type="string">
            <text:p text:style-name="Table_20_Contents">1</text:p>
          </table:table-cell>
          <table:table-cell table:style-name="表格1.A2" office:value-type="string">
            <text:p text:style-name="Table_20_Contents">Header Flag</text:p>
          </table:table-cell>
          <table:table-cell table:style-name="表格1.A2" office:value-type="string">
            <text:p text:style-name="Table_20_Contents">CONSTANT</text:p>
          </table:table-cell>
          <table:table-cell table:style-name="表格1.E2" office:value-type="string">
            <text:p text:style-name="Table_20_Contents">0xF1</text:p>
          </table:table-cell>
        </table:table-row>
        <table:table-row>
          <table:table-cell table:style-name="表格1.A3" office:value-type="string">
            <text:p text:style-name="P1">1</text:p>
          </table:table-cell>
          <table:table-cell table:style-name="表格1.A3" office:value-type="string">
            <text:p text:style-name="P1">1</text:p>
          </table:table-cell>
          <table:table-cell table:style-name="表格1.A2" office:value-type="string">
            <text:p text:style-name="Table_20_Contents">Command</text:p>
          </table:table-cell>
          <table:table-cell table:style-name="表格1.A2" office:value-type="string">
            <text:p text:style-name="Table_20_Contents">NUMBER</text:p>
          </table:table-cell>
          <table:table-cell table:style-name="表格1.E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>2</text:p>
          </table:table-cell>
          <table:table-cell table:style-name="表格1.A2" office:value-type="string">
            <text:p text:style-name="Table_20_Contents">1</text:p>
          </table:table-cell>
          <table:table-cell table:style-name="表格1.A2" office:value-type="string">
            <text:p text:style-name="Table_20_Contents">P1</text:p>
          </table:table-cell>
          <table:table-cell table:style-name="表格1.A2" office:value-type="string">
            <text:p text:style-name="Table_20_Contents">NUMBER</text:p>
          </table:table-cell>
          <table:table-cell table:style-name="表格1.E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>3</text:p>
          </table:table-cell>
          <table:table-cell table:style-name="表格1.A2" office:value-type="string">
            <text:p text:style-name="Table_20_Contents">1</text:p>
          </table:table-cell>
          <table:table-cell table:style-name="表格1.A2" office:value-type="string">
            <text:p text:style-name="Table_20_Contents">P2</text:p>
          </table:table-cell>
          <table:table-cell table:style-name="表格1.A2" office:value-type="string">
            <text:p text:style-name="Table_20_Contents">NUMBER</text:p>
          </table:table-cell>
          <table:table-cell table:style-name="表格1.E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>4</text:p>
          </table:table-cell>
          <table:table-cell table:style-name="表格1.A2" office:value-type="string">
            <text:p text:style-name="Table_20_Contents">1</text:p>
          </table:table-cell>
          <table:table-cell table:style-name="表格1.A2" office:value-type="string">
            <text:p text:style-name="Table_20_Contents">P3</text:p>
          </table:table-cell>
          <table:table-cell table:style-name="表格1.A2" office:value-type="string">
            <text:p text:style-name="Table_20_Contents">NUMBER</text:p>
          </table:table-cell>
          <table:table-cell table:style-name="表格1.E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>5</text:p>
          </table:table-cell>
          <table:table-cell table:style-name="表格1.A2" office:value-type="string">
            <text:p text:style-name="Table_20_Contents">1</text:p>
          </table:table-cell>
          <table:table-cell table:style-name="表格1.A2" office:value-type="string">
            <text:p text:style-name="Table_20_Contents">P4</text:p>
          </table:table-cell>
          <table:table-cell table:style-name="表格1.A2" office:value-type="string">
            <text:p text:style-name="Table_20_Contents">NUMBER</text:p>
          </table:table-cell>
          <table:table-cell table:style-name="表格1.E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>6</text:p>
          </table:table-cell>
          <table:table-cell table:style-name="表格1.A2" office:value-type="string">
            <text:p text:style-name="Table_20_Contents">1</text:p>
          </table:table-cell>
          <table:table-cell table:style-name="表格1.A2" office:value-type="string">
            <text:p text:style-name="Table_20_Contents">Address</text:p>
          </table:table-cell>
          <table:table-cell table:style-name="表格1.A2" office:value-type="string">
            <text:p text:style-name="Table_20_Contents">NUMBER</text:p>
          </table:table-cell>
          <table:table-cell table:style-name="表格1.E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>7</text:p>
          </table:table-cell>
          <table:table-cell table:style-name="表格1.A2" office:value-type="string">
            <text:p text:style-name="Table_20_Contents">1</text:p>
          </table:table-cell>
          <table:table-cell table:style-name="表格1.A2" office:value-type="string">
            <text:p text:style-name="Table_20_Contents">Check</text:p>
          </table:table-cell>
          <table:table-cell table:style-name="表格1.A2" office:value-type="string">
            <text:p text:style-name="Table_20_Contents">NUMBER</text:p>
          </table:table-cell>
          <table:table-cell table:style-name="表格1.E2" office:value-type="string">
            <text:p text:style-name="Table_20_Contents">Xor<text:span text:style-name="T1">校验</text:span></text:p>
          </table:table-cell>
        </table:table-row>
      </table:table>
      <text:p text:style-name="Standard"/>
      <text:p text:style-name="P2">数据<text:span text:style-name="T1">包</text:span></text:p>
      <table:table table:name="表格2" table:style-name="表格2">
        <table:table-column table:style-name="表格2.A" table:number-columns-repeated="5"/>
        <table:table-row>
          <table:table-cell table:style-name="表格2.A1" office:value-type="string">
            <text:p text:style-name="Table_20_Contents">Offset</text:p>
          </table:table-cell>
          <table:table-cell table:style-name="表格2.A1" office:value-type="string">
            <text:p text:style-name="Table_20_Contents">Size</text:p>
          </table:table-cell>
          <table:table-cell table:style-name="表格2.A1" office:value-type="string">
            <text:p text:style-name="Table_20_Contents">Field</text:p>
          </table:table-cell>
          <table:table-cell table:style-name="表格2.A1" office:value-type="string">
            <text:p text:style-name="Table_20_Contents">Value</text:p>
          </table:table-cell>
          <table:table-cell table:style-name="表格2.E1" office:value-type="string">
            <text:p text:style-name="Table_20_Contents">Description</text:p>
          </table:table-cell>
        </table:table-row>
        <table:table-row>
          <table:table-cell table:style-name="表格2.A2" office:value-type="string">
            <text:p text:style-name="Table_20_Contents">0</text:p>
          </table:table-cell>
          <table:table-cell table:style-name="表格2.A2" office:value-type="string">
            <text:p text:style-name="Table_20_Contents">1</text:p>
          </table:table-cell>
          <table:table-cell table:style-name="表格2.A2" office:value-type="string">
            <text:p text:style-name="Table_20_Contents">Header Flag</text:p>
          </table:table-cell>
          <table:table-cell table:style-name="表格2.A2" office:value-type="string">
            <text:p text:style-name="Table_20_Contents">CONSTANT</text:p>
          </table:table-cell>
          <table:table-cell table:style-name="表格2.E2" office:value-type="string">
            <text:p text:style-name="Table_20_Contents">0xF1</text:p>
          </table:table-cell>
        </table:table-row>
        <table:table-row>
          <table:table-cell table:style-name="表格2.A2" office:value-type="string">
            <text:p text:style-name="Table_20_Contents">1</text:p>
          </table:table-cell>
          <table:table-cell table:style-name="表格2.A2" office:value-type="string">
            <text:p text:style-name="Table_20_Contents">n</text:p>
          </table:table-cell>
          <table:table-cell table:style-name="表格2.A2" office:value-type="string">
            <text:p text:style-name="Table_20_Contents">Data</text:p>
          </table:table-cell>
          <table:table-cell table:style-name="表格2.A2" office:value-type="string">
            <text:p text:style-name="Table_20_Contents">DATA</text:p>
          </table:table-cell>
          <table:table-cell table:style-name="表格2.E2" office:value-type="string">
            <text:p text:style-name="Table_20_Contents"/>
          </table:table-cell>
        </table:table-row>
        <table:table-row>
          <table:table-cell table:style-name="表格2.A2" office:value-type="string">
            <text:p text:style-name="Table_20_Contents">n</text:p>
          </table:table-cell>
          <table:table-cell table:style-name="表格2.A2" office:value-type="string">
            <text:p text:style-name="Table_20_Contents">1</text:p>
          </table:table-cell>
          <table:table-cell table:style-name="表格2.A2" office:value-type="string">
            <text:p text:style-name="Table_20_Contents">Check</text:p>
          </table:table-cell>
          <table:table-cell table:style-name="表格2.A2" office:value-type="string">
            <text:p text:style-name="Table_20_Contents">NUMBER</text:p>
          </table:table-cell>
          <table:table-cell table:style-name="表格2.E2" office:value-type="string">
            <text:p text:style-name="Table_20_Contents">Xor<text:span text:style-name="T1">校验</text:span></text:p>
          </table:table-cell>
        </table:table-row>
      </table:table>
      <text:p text:style-name="P2"><text:span text:style-name="T1"/></text:p>
      <text:p text:style-name="P2"><text:span text:style-name="T1">Command:</text:span></text:p>
      <text:p text:style-name="P2"><text:span text:style-name="T1">7:主机发出为0，设备发出为1</text:span></text:p>
      <text:p text:style-name="P2"><text:span text:style-name="T1">6:有数据包为1，无数据包为0</text:span></text:p>
      <text:p text:style-name="P2"><text:span text:style-name="T1">0..5:命令</text:span></text:p>
      <text:p text:style-name="P2"><text:span text:style-name="T1"/></text:p>
      <text:p text:style-name="P2"><text:span text:style-name="T1"/></text:p>
      <text:p text:style-name="P3">获取<text:span text:style-name="T1">长数据</text:span></text:p>
      <text:p text:style-name="P2">命令<text:span text:style-name="T1">包</text:span></text:p>
      <text:p text:style-name="P2"><text:span text:style-name="T1">Command<text:tab/><text:tab/><text:tab/>0x39</text:span></text:p>
      <text:p text:style-name="P2"><text:span text:style-name="T1">P1<text:tab/><text:tab/><text:tab/><text:tab/>Size</text:span></text:p>
      <text:p text:style-name="P2"><text:span text:style-name="T1">P2-P4<text:tab/><text:tab/><text:tab/><text:tab/>Address</text:span></text:p>
      <text:p text:style-name="P2">数据包<text:span text:style-name="T1">：无</text:span></text:p>
      <text:p text:style-name="P2"><text:span text:style-name="T1"/></text:p>
      <text:p text:style-name="P2">应答<text:span text:style-name="T1">包</text:span></text:p>
      <text:p text:style-name="P2"><text:span text:style-name="T1">Command<text:tab/><text:tab/><text:tab/>0xB9 / 0xF9</text:span></text:p>
      <text:p text:style-name="P2"><text:span text:style-name="T1">P1<text:tab/><text:tab/><text:tab/><text:tab/>Size<text:tab/><text:tab/><text:tab/>数据包尺寸（n）</text:span></text:p>
      <text:p text:style-name="P2"><text:span text:style-name="T1">P2-P3<text:tab/><text:tab/><text:tab/><text:tab/>Reserved</text:span></text:p>
      <text:p text:style-name="P2"><text:span text:style-name="T1">P4<text:tab/><text:tab/><text:tab/><text:tab/>操作返回</text:span></text:p>
      <text:p text:style-name="P2">数据包<text:span text:style-name="T1">：有/无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>设置长数据</text:span></text:p>
      <text:p text:style-name="P2"><text:span text:style-name="T1">命令包</text:span></text:p>
      <text:p text:style-name="P2"><text:span text:style-name="T1">Command<text:tab/><text:tab/><text:tab/>0x7A</text:span></text:p>
      <text:p text:style-name="P2"><text:span text:style-name="T1">P1<text:tab/><text:tab/><text:tab/><text:tab/>Size</text:span></text:p>
      <text:p text:style-name="P2"><text:span text:style-name="T1">P2-P4<text:tab/><text:tab/><text:tab/><text:tab/>Address</text:span></text:p>
      <text:p text:style-name="P2"><text:span text:style-name="T1">数据包：有</text:span></text:p>
      <text:p text:style-name="P2"><text:span text:style-name="T1"/></text:p>
      <text:p text:style-name="P2"><text:span text:style-name="T1">应答包</text:span></text:p>
      <text:p text:style-name="P2"><text:span text:style-name="T1">Command<text:tab/><text:tab/><text:tab/>0xBA </text:span></text:p>
      <text:p text:style-name="P2"><text:span text:style-name="T1">P1-P3<text:tab/><text:tab/><text:tab/><text:tab/>Reserved</text:span></text:p>
      <text:p text:style-name="P2"><text:span text:style-name="T1">P4<text:tab/><text:tab/><text:tab/><text:tab/>操作返回</text:span></text:p>
      <text:p text:style-name="P2"><text:span text:style-name="T1">数据包：无</text:span></text:p>
      <text:p text:style-name="P2"><text:span text:style-name="T1"/></text:p>
      <text:p text:style-name="P3">设置<text:span text:style-name="T1">字节</text:span></text:p>
      <text:p text:style-name="P2"><text:span text:style-name="T1">命令包</text:span></text:p>
      <text:p text:style-name="P2"><text:span text:style-name="T1">Command<text:tab/><text:tab/><text:tab/>0x3B</text:span></text:p>
      <text:p text:style-name="P2"><text:span text:style-name="T1">P1<text:tab/><text:tab/><text:tab/><text:tab/>Data</text:span></text:p>
      <text:p text:style-name="P2"><text:span text:style-name="T1">P2-P4<text:tab/><text:tab/><text:tab/><text:tab/>Address</text:span></text:p>
      <text:p text:style-name="P2"><text:span text:style-name="T1">数据包：无</text:span></text:p>
      <text:p text:style-name="P2"><text:span text:style-name="T1"/></text:p>
      <text:p text:style-name="P2"><text:span text:style-name="T1">应答包</text:span></text:p>
      <text:p text:style-name="P2"><text:span text:style-name="T1">Command<text:tab/><text:tab/><text:tab/>0xBB</text:span></text:p>
      <text:p text:style-name="P2"><text:span text:style-name="T1">P1-P3<text:tab/><text:tab/><text:tab/><text:tab/>Reserved</text:span></text:p>
      <text:p text:style-name="P2"><text:span text:style-name="T1">P4<text:tab/><text:tab/><text:tab/><text:tab/>操作返回</text:span></text:p>
      <text:p text:style-name="P2"><text:span text:style-name="T1">数据包：无</text:span></text:p>
      <text:p text:style-name="P2"><text:span text:style-name="T1"/></text:p>
      <text:p text:style-name="P3"><text:span text:style-name="T1">设置位</text:span></text:p>
      <text:p text:style-name="P2"><text:span text:style-name="T1">命令包</text:span></text:p>
      <text:p text:style-name="P2"><text:span text:style-name="T1">Command<text:tab/><text:tab/><text:tab/>0x3C</text:span></text:p>
      <text:p text:style-name="P2"><text:span text:style-name="T1">P1<text:tab/><text:tab/><text:tab/><text:tab/>0位为Data(0/1), 1..3为0，4..7为位置</text:span></text:p>
      <text:p text:style-name="P2"><text:span text:style-name="T1">P2-P4<text:tab/><text:tab/><text:tab/><text:tab/>Address</text:span></text:p>
      <text:p text:style-name="P2"><text:span text:style-name="T1">数据包：无</text:span></text:p>
      <text:p text:style-name="P2"><text:span text:style-name="T1"/></text:p>
      <text:p text:style-name="P2"><text:span text:style-name="T1">应答包</text:span></text:p>
      <text:p text:style-name="P2"><text:span text:style-name="T1">Command<text:tab/><text:tab/><text:tab/>0xBC</text:span></text:p>
      <text:p text:style-name="P2"><text:span text:style-name="T1">P1-P3<text:tab/><text:tab/><text:tab/><text:tab/>Reserved</text:span></text:p>
      <text:p text:style-name="P2"><text:span text:style-name="T1">P4<text:tab/><text:tab/><text:tab/><text:tab/>操作返回</text:span></text:p>
      <text:p text:style-name="P2"><text:span text:style-name="T1">数据包：无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4">擦除FLASH</text:p>
      <text:p text:style-name="P2"><text:span text:style-name="T1">命令包</text:span></text:p>
      <text:p text:style-name="P2"><text:span text:style-name="T1">Command<text:tab/><text:tab/><text:tab/>0x3D</text:span></text:p>
      <text:p text:style-name="P2"><text:span text:style-name="T1">P1<text:tab/><text:tab/><text:tab/><text:tab/>Reserved</text:span></text:p>
      <text:p text:style-name="P2"><text:span text:style-name="T1">P2-P4<text:tab/><text:tab/><text:tab/><text:tab/>Address</text:span></text:p>
      <text:p text:style-name="P2"><text:span text:style-name="T1">数据包：无</text:span></text:p>
      <text:p text:style-name="P2"><text:span text:style-name="T1"/></text:p>
      <text:p text:style-name="P2"><text:span text:style-name="T1">应答包</text:span></text:p>
      <text:p text:style-name="P2"><text:span text:style-name="T1">Command<text:tab/><text:tab/><text:tab/>0xBD</text:span></text:p>
      <text:p text:style-name="P2"><text:span text:style-name="T1">P1-P3<text:tab/><text:tab/><text:tab/><text:tab/>Reserved</text:span></text:p>
      <text:p text:style-name="P2"><text:span text:style-name="T1">P4<text:tab/><text:tab/><text:tab/><text:tab/>操作返回</text:span></text:p>
      <text:p text:style-name="P2"><text:span text:style-name="T1">数据包：无</text:span></text:p>
      <text:p text:style-name="P2"><text:span text:style-name="T1"/></text:p>
      <text:p text:style-name="P3">设置<text:span text:style-name="T1">时间</text:span></text:p>
      <text:p text:style-name="P2"><text:span text:style-name="T1">命令包</text:span></text:p>
      <text:p text:style-name="P2"><text:span text:style-name="T1">Command<text:tab/><text:tab/><text:tab/>0x46</text:span></text:p>
      <text:p text:style-name="P2"><text:span text:style-name="T1">P1<text:tab/><text:tab/><text:tab/><text:tab/>5</text:span></text:p>
      <text:p text:style-name="P2"><text:span text:style-name="T1">P2-P4<text:tab/><text:tab/><text:tab/><text:tab/>Reserved</text:span></text:p>
      <text:p text:style-name="P2"><text:span text:style-name="T1">数据包：有</text:span></text:p>
      <text:p text:style-name="P2"><text:span text:style-name="T1"/></text:p>
      <text:p text:style-name="P2"><text:span text:style-name="T1">应答包</text:span></text:p>
      <text:p text:style-name="P2"><text:span text:style-name="T1">Command<text:tab/><text:tab/><text:tab/>0x86</text:span></text:p>
      <text:p text:style-name="P2"><text:span text:style-name="T1">P1-P3<text:tab/><text:tab/><text:tab/><text:tab/>Reserved</text:span></text:p>
      <text:p text:style-name="P2"><text:span text:style-name="T1">P4<text:tab/><text:tab/><text:tab/><text:tab/>操作返回</text:span></text:p>
      <text:p text:style-name="P2"><text:span text:style-name="T1">数据包：无</text:span></text:p>
      <text:p text:style-name="P2"><text:span text:style-name="T1"/></text:p>
      <text:p text:style-name="P3">获取时间</text:p>
      <text:p text:style-name="P2"><text:span text:style-name="T1">命令包</text:span></text:p>
      <text:p text:style-name="P2"><text:span text:style-name="T1">Command<text:tab/><text:tab/><text:tab/>0x07</text:span></text:p>
      <text:p text:style-name="P2"><text:span text:style-name="T1">P1-P4<text:tab/><text:tab/><text:tab/><text:tab/>Reserved</text:span></text:p>
      <text:p text:style-name="P2"><text:span text:style-name="T1">数据包：无</text:span></text:p>
      <text:p text:style-name="P2"><text:span text:style-name="T1"/></text:p>
      <text:p text:style-name="P2"><text:span text:style-name="T1">应答包</text:span></text:p>
      <text:p text:style-name="P2"><text:span text:style-name="T1">Command<text:tab/><text:tab/><text:tab/>0xC7</text:span></text:p>
      <text:p text:style-name="P2"><text:span text:style-name="T1">P1-P3<text:tab/><text:tab/><text:tab/><text:tab/>Reserved</text:span></text:p>
      <text:p text:style-name="P2"><text:span text:style-name="T1">P4<text:tab/><text:tab/><text:tab/><text:tab/>操作返回</text:span></text:p>
      <text:p text:style-name="P2"><text:span text:style-name="T1">数据包：有</text:span></text:p>
      <text:p text:style-name="P2"><text:span text:style-name="T1"/></text:p>
      <text:p text:style-name="P2"><text:span text:style-name="T1"/></text:p>
      <text:p text:style-name="P3">添加<text:span text:style-name="T1">用户</text:span></text:p>
      <text:p text:style-name="P2"><text:span text:style-name="T1">命令包</text:span></text:p>
      <text:p text:style-name="P2"><text:span text:style-name="T1">Command<text:tab/><text:tab/><text:tab/> 0x48</text:span></text:p>
      <text:p text:style-name="P2"><text:span text:style-name="T1">P1-P4<text:tab/><text:tab/><text:tab/><text:tab/>Reserved</text:span></text:p>
      <text:p text:style-name="P2"><text:span text:style-name="T1">数据包：无</text:span></text:p>
      <text:p text:style-name="P2"><text:span text:style-name="T1"/></text:p>
      <text:p text:style-name="P2"><text:span text:style-name="T1">应答包</text:span></text:p>
      <text:p text:style-name="P2"><text:span text:style-name="T1">Command<text:tab/><text:tab/><text:tab/>0x88</text:span></text:p>
      <text:p text:style-name="P2"><text:span text:style-name="T1">P1-P3<text:tab/><text:tab/><text:tab/><text:tab/>Reserved</text:span></text:p>
      <text:p text:style-name="P2"><text:span text:style-name="T1">P4<text:tab/><text:tab/><text:tab/><text:tab/>操作返回</text:span></text:p>
      <text:p text:style-name="P2"><text:span text:style-name="T1">数据包：无</text:span></text:p>
      <text:p text:style-name="P2"><text:span text:style-name="T1"/></text:p>
      <text:p text:style-name="P3">删除<text:span text:style-name="T1">用户</text:span></text:p>
      <text:p text:style-name="P2"><text:span text:style-name="T1">命令包</text:span></text:p>
      <text:p text:style-name="P2"><text:span text:style-name="T1">Command<text:tab/><text:tab/><text:tab/>0x10</text:span></text:p>
      <text:p text:style-name="P2"><text:span text:style-name="T1">P1-P4<text:tab/><text:tab/><text:tab/><text:tab/>UserID</text:span></text:p>
      <text:p text:style-name="P2"><text:span text:style-name="T1">数据包：无</text:span></text:p>
      <text:p text:style-name="P2"><text:span text:style-name="T1"/></text:p>
      <text:p text:style-name="P2"><text:span text:style-name="T1">应答包</text:span></text:p>
      <text:p text:style-name="P2"><text:span text:style-name="T1">Command<text:tab/><text:tab/><text:tab/>0x90</text:span></text:p>
      <text:p text:style-name="P2"><text:span text:style-name="T1">P1-P3<text:tab/><text:tab/><text:tab/><text:tab/>Reserved</text:span></text:p>
      <text:p text:style-name="P2"><text:span text:style-name="T1">P4<text:tab/><text:tab/><text:tab/><text:tab/>操作返回</text:span></text:p>
      <text:p text:style-name="P2"><text:span text:style-name="T1">数据包：无</text:span></text:p>
      <text:p text:style-name="P2"><text:span text:style-name="T1"/></text:p>
      <text:p text:style-name="P3"><text:span text:style-name="T1">获取日志</text:span></text:p>
      <text:p text:style-name="P2"><text:span text:style-name="T1">命令包</text:span></text:p>
      <text:p text:style-name="P2"><text:span text:style-name="T1">Command<text:tab/><text:tab/><text:tab/>0x0A</text:span></text:p>
      <text:p text:style-name="P2"><text:span text:style-name="T1">P1-P4<text:tab/><text:tab/><text:tab/><text:tab/>LogID</text:span></text:p>
      <text:p text:style-name="P2"><text:span text:style-name="T1">数据包：无</text:span></text:p>
      <text:p text:style-name="P2"><text:span text:style-name="T1"/></text:p>
      <text:p text:style-name="P2"><text:span text:style-name="T1">应答包</text:span></text:p>
      <text:p text:style-name="P2"><text:span text:style-name="T1">Command<text:tab/><text:tab/><text:tab/>0xCA</text:span></text:p>
      <text:p text:style-name="P2"><text:span text:style-name="T1">P1<text:tab/><text:tab/><text:tab/><text:tab/>Size</text:span></text:p>
      <text:p text:style-name="P2"><text:span text:style-name="T1">P2-P3<text:tab/><text:tab/><text:tab/><text:tab/>Reserved</text:span></text:p>
      <text:p text:style-name="P2"><text:span text:style-name="T1">P4<text:tab/><text:tab/><text:tab/><text:tab/>操作返回</text:span></text:p>
      <text:p text:style-name="P2"><text:span text:style-name="T1">数据包：有</text:span></text:p>
      <text:p text:style-name="P2"><text:span text:style-name="T1"/></text:p>
      <text:p text:style-name="P3"><text:span text:style-name="T1">设置下载点</text:span></text:p>
      <text:p text:style-name="P2"><text:span text:style-name="T1">命令包</text:span></text:p>
      <text:p text:style-name="P2"><text:span text:style-name="T1">Command<text:tab/><text:tab/><text:tab/>0x0B</text:span></text:p>
      <text:p text:style-name="P2"><text:span text:style-name="T1">P1-P4<text:tab/><text:tab/><text:tab/><text:tab/>LogID</text:span></text:p>
      <text:p text:style-name="P2"><text:span text:style-name="T1">数据包：无</text:span></text:p>
      <text:p text:style-name="P2"><text:span text:style-name="T1"/></text:p>
      <text:p text:style-name="P2"><text:span text:style-name="T1">应答包</text:span></text:p>
      <text:p text:style-name="P2"><text:span text:style-name="T1">Command<text:tab/><text:tab/><text:tab/>0x8B</text:span></text:p>
      <text:p text:style-name="P2"><text:span text:style-name="T1">P1-P3<text:tab/><text:tab/><text:tab/><text:tab/>Reserved</text:span></text:p>
      <text:p text:style-name="P2"><text:span text:style-name="T1">P4<text:tab/><text:tab/><text:tab/><text:tab/>操作返回</text:span></text:p>
      <text:p text:style-name="P2"><text:span text:style-name="T1">数据包：无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楷体_GB2312" svg:font-family="楷体_GB2312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Bruce Dong</meta:initial-creator>
    <meta:creation-date>2009-02-06T11:21:03</meta:creation-date>
    <dc:creator>Bruce Dong</dc:creator>
    <dc:date>2009-02-06T17:21:22</dc:date>
    <dc:language>en-US</dc:language>
    <meta:editing-cycles>2</meta:editing-cycles>
    <meta:editing-duration>PT3M19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4" meta:paragraph-count="182" meta:word-count="403" meta:character-count="1410"/>
  </office:meta>
</office:document-meta>
</file>